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1" manifest:media-type=""/>
  <manifest:file-entry manifest:full-path="Configurations2/" manifest:media-type="application/vnd.sun.xml.ui.configuration"/>
  <manifest:file-entry manifest:full-path="OleObj1"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alibri1" svg:font-family="Calibri"/>
    <style:font-face style:name="Cantarell" svg:font-family="Cantarell"/>
    <style:font-face style:name="Liberation Serif" svg:font-family="'Liberation Serif'"/>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40%" fo:text-align="start" style:justify-single-word="false"/>
    </style:style>
    <style:style style:name="P3" style:family="paragraph" style:parent-style-name="Standard">
      <style:paragraph-properties fo:line-height="115%" fo:text-align="start" style:justify-single-word="false"/>
    </style:style>
    <style:style style:name="P4" style:family="paragraph" style:parent-style-name="Standard">
      <style:paragraph-properties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5" style:family="paragraph" style:parent-style-name="Standard">
      <style:paragraph-properties fo:line-height="14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6" style:family="paragraph" style:parent-style-name="Standard">
      <style:paragraph-properties fo:line-height="115%"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7" style:family="paragraph" style:parent-style-name="Standard">
      <style:paragraph-properties fo:line-height="140%" fo:text-align="start" style:justify-single-word="false"/>
      <style:text-properties style:use-window-font-color="true" loext:opacity="0%" style:font-name="Calibri1" fo:font-size="11pt" fo:font-weight="bold" fo:background-color="transparent" style:font-name-asian="Calibri1" style:font-name-complex="Calibri1"/>
    </style:style>
    <style:style style:name="P8" style:family="paragraph" style:parent-style-name="Standard">
      <style:paragraph-properties fo:line-height="140%" fo:text-align="start" style:justify-single-word="false"/>
      <style:text-properties style:use-window-font-color="true" loext:opacity="0%" style:font-name="Calibri1" fo:font-size="12pt" fo:font-weight="normal" fo:background-color="transparent" style:font-name-asian="Calibri1" style:font-name-complex="Calibri1"/>
    </style:style>
    <style:style style:name="P9" style:family="paragraph" style:parent-style-name="Standard">
      <style:paragraph-properties fo:line-height="140%" fo:text-align="start" style:justify-single-word="false"/>
      <style:text-properties style:use-window-font-color="true" loext:opacity="0%" style:font-name="Calibri1" fo:font-size="12pt" fo:font-weight="bold" fo:background-color="transparent" style:font-name-asian="Calibri1" style:font-name-complex="Calibri1"/>
    </style:style>
    <style:style style:name="P10" style:family="paragraph" style:parent-style-name="Standard">
      <style:paragraph-properties fo:line-height="140%" fo:text-align="start" style:justify-single-word="false"/>
      <style:text-properties style:use-window-font-color="true" loext:opacity="0%" style:font-name="Arial" fo:font-size="11pt" fo:font-weight="normal" fo:background-color="transparent" style:font-name-asian="Arial" style:font-name-complex="Arial"/>
    </style:style>
    <style:style style:name="P11" style:family="paragraph" style:parent-style-name="Standard">
      <style:paragraph-properties fo:line-height="140%" fo:text-align="start" style:justify-single-word="false"/>
      <style:text-properties style:use-window-font-color="true" loext:opacity="0%" style:font-name="Arial" fo:font-size="11pt" fo:font-weight="bold" fo:background-color="transparent" style:font-name-asian="Arial" style:font-name-complex="Arial"/>
    </style:style>
    <style:style style:name="P12" style:family="paragraph" style:parent-style-name="Standard">
      <style:paragraph-properties fo:line-height="140%" fo:text-align="start" style:justify-single-word="false"/>
      <style:text-properties fo:color="#000000" loext:opacity="100%" style:font-name="Liberation Serif" fo:font-size="12pt" fo:font-weight="normal" fo:background-color="transparent" style:font-name-asian="Liberation Serif" style:font-name-complex="Liberation Serif"/>
    </style:style>
    <style:style style:name="P13" style:family="paragraph" style:parent-style-name="Standard">
      <style:paragraph-properties fo:line-height="140%" fo:text-align="start" style:justify-single-word="false"/>
      <style:text-properties fo:color="#000000" loext:opacity="100%" style:font-name="Arial" fo:font-size="11pt" fo:font-weight="normal" fo:background-color="transparent" style:font-name-asian="Arial" style:font-name-complex="Arial"/>
    </style:style>
    <style:style style:name="P14" style:family="paragraph" style:parent-style-name="Standard">
      <style:paragraph-properties fo:line-height="140%" fo:text-align="start" style:justify-single-word="false"/>
      <style:text-properties fo:color="#000000" loext:opacity="100%" style:font-name="Arial" fo:font-size="11pt" fo:font-weight="normal" officeooo:paragraph-rsid="000c251e" fo:background-color="transparent" style:font-name-asian="Arial" style:font-name-complex="Arial"/>
    </style:style>
    <style:style style:name="P15" style:family="paragraph" style:parent-style-name="Standard">
      <style:paragraph-properties fo:line-height="140%" fo:text-align="start" style:justify-single-word="false"/>
      <style:text-properties fo:color="#000000" loext:opacity="100%" style:font-name="Arial" fo:font-size="11pt" fo:font-weight="bold" fo:background-color="transparent" style:font-name-asian="Arial" style:font-name-complex="Arial"/>
    </style:style>
    <style:style style:name="P16" style:family="paragraph" style:parent-style-name="Standard">
      <style:paragraph-properties fo:line-height="140%" fo:text-align="start" style:justify-single-word="false"/>
      <style:text-properties fo:color="#000000" loext:opacity="100%" style:font-name="Arial" fo:font-size="12pt" fo:font-weight="bold" fo:background-color="transparent" style:font-name-asian="Arial" style:font-name-complex="Arial"/>
    </style:style>
    <style:style style:name="P17" style:family="paragraph" style:parent-style-name="Standard">
      <style:paragraph-properties fo:line-height="140%" fo:text-align="start" style:justify-single-word="false"/>
      <style:text-properties fo:color="#000000" loext:opacity="100%" style:font-name="Arial" fo:font-size="12pt" fo:font-weight="normal" fo:background-color="transparent" style:font-name-asian="Arial" style:font-name-complex="Arial"/>
    </style:style>
    <style:style style:name="P18" style:family="paragraph" style:parent-style-name="Standard">
      <style:paragraph-properties fo:line-height="100%" fo:text-align="start" style:justify-single-word="false"/>
      <style:text-properties fo:color="#000000" loext:opacity="100%" style:font-name="Cantarell" fo:font-size="10.5pt" fo:font-weight="normal" fo:background-color="transparent" style:font-name-asian="Cantarell" style:font-name-complex="Cantarell"/>
    </style:style>
    <style:style style:name="P19" style:family="paragraph" style:parent-style-name="Standard">
      <style:paragraph-properties fo:line-height="115%" fo:text-align="start" style:justify-single-word="false"/>
      <style:text-properties fo:color="#000000" loext:opacity="100%" style:font-name="Cantarell" fo:font-size="10.5pt" fo:font-weight="normal" fo:background-color="transparent" style:font-name-asian="Cantarell" style:font-name-complex="Cantarell"/>
    </style:style>
    <style:style style:name="P20" style:family="paragraph" style:parent-style-name="Standard">
      <style:paragraph-properties fo:line-height="140%" fo:text-align="start" style:justify-single-word="false"/>
      <style:text-properties fo:color="#292929" loext:opacity="100%" style:font-name="Arial" fo:font-size="11pt" fo:font-weight="normal" fo:background-color="transparent" style:font-name-asian="Arial" style:font-name-complex="Arial"/>
    </style:style>
    <style:style style:name="P21" style:family="paragraph" style:parent-style-name="Standard">
      <style:paragraph-properties fo:line-height="140%" fo:text-align="start" style:justify-single-word="false"/>
      <style:text-properties fo:color="#292929" loext:opacity="100%" style:font-name="Arial" fo:font-size="11pt" fo:font-weight="bold" fo:background-color="transparent" style:font-name-asian="Arial" style:font-name-complex="Arial"/>
    </style:style>
    <style:style style:name="P22" style:family="paragraph" style:parent-style-name="Standard">
      <style:paragraph-properties fo:margin-top="0cm" fo:margin-bottom="0.247cm" style:contextual-spacing="false" fo:line-height="115%"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23" style:family="paragraph" style:parent-style-name="Standard">
      <style:paragraph-properties fo:margin-top="0cm" fo:margin-bottom="0.499cm" style:contextual-spacing="false"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24" style:family="paragraph" style:parent-style-name="Standard">
      <style:paragraph-properties fo:margin-top="0cm" fo:margin-bottom="0.499cm" style:contextual-spacing="false" fo:line-height="100%" fo:text-align="start" style:justify-single-word="false"/>
      <style:text-properties fo:color="#000000" loext:opacity="100%" style:font-name="Cantarell" fo:font-size="10.5pt" fo:font-weight="normal" fo:background-color="transparent" style:font-name-asian="Cantarell" style:font-name-complex="Cantarell"/>
    </style:style>
    <style:style style:name="P25" style:family="paragraph" style:parent-style-name="Standard" style:list-style-name="L1">
      <style:paragraph-properties fo:line-height="140%" fo:text-align="start" style:justify-single-word="false"/>
      <style:text-properties fo:color="#000000" loext:opacity="100%" style:font-name="Arial" fo:font-size="12pt" fo:font-weight="bold" fo:background-color="transparent" style:font-name-asian="Arial" style:font-name-complex="Arial"/>
    </style:style>
    <style:style style:name="P26" style:family="paragraph" style:parent-style-name="Standard" style:list-style-name="L2">
      <style:paragraph-properties fo:line-height="140%" fo:text-align="start" style:justify-single-word="false"/>
      <style:text-properties fo:color="#000000" loext:opacity="100%" style:font-name="Arial" fo:font-size="12pt" fo:font-weight="bold" fo:background-color="transparent" style:font-name-asian="Arial" style:font-name-complex="Arial"/>
    </style:style>
    <style:style style:name="P27" style:family="paragraph" style:parent-style-name="Standard" style:list-style-name="L3">
      <style:paragraph-properties fo:line-height="140%" fo:text-align="start" style:justify-single-word="false"/>
      <style:text-properties fo:color="#000000" loext:opacity="100%" style:font-name="Arial" fo:font-size="12pt" fo:font-weight="bold" fo:background-color="transparent" style:font-name-asian="Arial" style:font-name-complex="Arial"/>
    </style:style>
    <style:style style:name="P28" style:family="paragraph" style:parent-style-name="Standard" style:list-style-name="L5">
      <style:paragraph-properties fo:line-height="140%" fo:text-align="start" style:justify-single-word="false"/>
      <style:text-properties fo:color="#000000" loext:opacity="100%" style:font-name="Arial" fo:font-size="12pt" fo:font-weight="bold" fo:background-color="transparent" style:font-name-asian="Arial" style:font-name-complex="Arial"/>
    </style:style>
    <style:style style:name="P29" style:family="paragraph" style:parent-style-name="Standard" style:list-style-name="L6">
      <style:paragraph-properties fo:line-height="140%" fo:text-align="start" style:justify-single-word="false"/>
      <style:text-properties fo:color="#000000" loext:opacity="100%" style:font-name="Arial" fo:font-size="12pt" fo:font-weight="bold" fo:background-color="transparent" style:font-name-asian="Arial" style:font-name-complex="Arial"/>
    </style:style>
    <style:style style:name="P30" style:family="paragraph" style:parent-style-name="Standard" style:list-style-name="L7">
      <style:paragraph-properties fo:line-height="140%" fo:text-align="start" style:justify-single-word="false"/>
      <style:text-properties fo:color="#000000" loext:opacity="100%" style:font-name="Arial" fo:font-size="12pt" fo:font-weight="bold" fo:background-color="transparent" style:font-name-asian="Arial" style:font-name-complex="Arial"/>
    </style:style>
    <style:style style:name="P31" style:family="paragraph" style:parent-style-name="Standard" style:list-style-name="L8">
      <style:paragraph-properties fo:line-height="140%" fo:text-align="start" style:justify-single-word="false"/>
      <style:text-properties fo:color="#000000" loext:opacity="100%" style:font-name="Arial" fo:font-size="12pt" fo:font-weight="bold" fo:background-color="transparent" style:font-name-asian="Arial" style:font-name-complex="Arial"/>
    </style:style>
    <style:style style:name="P32" style:family="paragraph" style:parent-style-name="Standard" style:list-style-name="L9">
      <style:paragraph-properties fo:line-height="140%" fo:text-align="start" style:justify-single-word="false"/>
      <style:text-properties fo:color="#000000" loext:opacity="100%" style:font-name="Arial" fo:font-size="12pt" fo:font-weight="bold" fo:background-color="transparent" style:font-name-asian="Arial" style:font-name-complex="Arial"/>
    </style:style>
    <style:style style:name="P33" style:family="paragraph" style:parent-style-name="Standard" style:list-style-name="L4">
      <style:paragraph-properties fo:line-height="140%" fo:text-align="start" style:justify-single-word="false"/>
      <style:text-properties fo:color="#000000" loext:opacity="100%" style:font-name="Arial" fo:font-size="11pt" fo:font-weight="bold" fo:background-color="transparent" style:font-name-asian="Arial" style:font-name-complex="Arial"/>
    </style:style>
    <style:style style:name="P34" style:family="paragraph" style:parent-style-name="Standard" style:list-style-name="L10">
      <style:paragraph-properties fo:line-height="140%" fo:text-align="start" style:justify-single-word="false"/>
      <style:text-properties fo:color="#000000" loext:opacity="100%" style:font-name="Arial" fo:font-size="11pt" fo:font-weight="bold" fo:background-color="transparent" style:font-name-asian="Arial" style:font-name-complex="Arial"/>
    </style:style>
    <style:style style:name="P35" style:family="paragraph" style:parent-style-name="Standard" style:list-style-name="L11">
      <style:paragraph-properties fo:line-height="140%" fo:text-align="start" style:justify-single-word="false"/>
      <style:text-properties fo:color="#000000" loext:opacity="100%" style:font-name="Arial" fo:font-size="11pt" fo:font-weight="bold" fo:background-color="transparent" style:font-name-asian="Arial" style:font-name-complex="Arial"/>
    </style:style>
    <style:style style:name="P36" style:family="paragraph" style:parent-style-name="Standard">
      <style:paragraph-properties fo:line-height="140%" fo:text-align="start" style:justify-single-word="false"/>
      <style:text-properties fo:color="#292929" loext:opacity="100%" style:font-name="Arial" fo:font-size="11pt" fo:font-weight="normal" fo:background-color="transparent" style:font-name-asian="Arial" style:font-name-complex="Arial"/>
    </style:style>
    <style:style style:name="T1" style:family="text">
      <style:text-properties fo:color="#000000" loext:opacity="100%" style:font-name="Cantarell" fo:font-size="24pt" fo:font-weight="bold" fo:background-color="transparent" loext:char-shading-value="0" style:font-name-asian="Cantarell" style:font-name-complex="Cantarell"/>
    </style:style>
    <style:style style:name="T2" style:family="text">
      <style:text-properties fo:color="#000000" loext:opacity="100%" style:font-name="Cantarell" fo:font-size="10.5pt" fo:font-weight="normal" fo:background-color="transparent" loext:char-shading-value="0" style:font-name-asian="Cantarell" style:font-name-complex="Cantarell"/>
    </style:style>
    <style:style style:name="T3" style:family="text">
      <style:text-properties fo:color="#000000" loext:opacity="100%" style:font-name="Calibri1" fo:font-size="24pt" fo:font-weight="bold" fo:background-color="transparent" loext:char-shading-value="0" style:font-name-asian="Calibri1" style:font-name-complex="Calibri1"/>
    </style:style>
    <style:style style:name="T4" style:family="text">
      <style:text-properties fo:color="#000000" loext:opacity="100%" style:font-name="Liberation Serif" fo:font-size="12pt" fo:font-weight="normal" fo:background-color="transparent" loext:char-shading-value="0" style:font-name-asian="Liberation Serif" style:font-name-complex="Liberation Serif"/>
    </style:style>
    <style:style style:name="T5" style:family="text">
      <style:text-properties fo:color="#000000" loext:opacity="100%"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6" style:family="text">
      <style:text-properties fo:color="#000000" loext:opacity="100%" style:font-name="Arial" fo:font-size="11pt" fo:font-weight="normal" fo:background-color="transparent" loext:char-shading-value="0" style:font-name-asian="Arial" style:font-name-complex="Arial"/>
    </style:style>
    <style:style style:name="T7" style:family="text">
      <style:text-properties fo:color="#000000" loext:opacity="100%" style:font-name="Arial"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8" style:family="text">
      <style:text-properties style:use-window-font-color="true" loext:opacity="0%" style:font-name="Arial" fo:font-size="11pt" fo:font-weight="normal" fo:background-color="transparent" loext:char-shading-value="0" style:font-name-asian="Arial" style:font-name-complex="Arial"/>
    </style:style>
    <style:style style:name="T9" style:family="text">
      <style:text-properties fo:color="#292929" loext:opacity="100%" style:font-name="Arial" fo:font-size="11pt" fo:font-weight="normal" fo:background-color="transparent" loext:char-shading-value="0" style:font-name-asian="Arial" style:font-name-complex="Arial"/>
    </style:style>
    <style:style style:name="T10" style:family="text">
      <style:text-properties fo:color="#292929" loext:opacity="100%" style:font-name="Arial" fo:font-size="11pt" fo:font-weight="bold" fo:background-color="transparent" loext:char-shading-value="0" style:font-name-asian="Arial" style:font-name-complex="Arial"/>
    </style:style>
    <style:style style:name="T11" style:family="text">
      <style:text-properties fo:color="#292929" loext:opacity="100%" style:font-name="Arial"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12" style:family="text">
      <style:text-properties fo:color="#292929" loext:opacity="100%" style:font-name="Arial" fo:font-size="11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13" style:family="text">
      <style:text-properties fo:color="#222222" loext:opacity="100%" style:font-name="Arial" fo:font-size="11pt" fo:font-weight="normal" fo:background-color="transparent" loext:char-shading-value="0" style:font-name-asian="Arial" style:font-name-complex="Arial"/>
    </style:style>
    <style:style style:name="T14" style:family="text">
      <style:text-properties fo:color="#1155cc" loext:opacity="100%" style:font-name="Arial"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15" style:family="text">
      <style:text-properties fo:color="#0000ff" loext:opacity="100%" style:font-name="Arial"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16" style:family="text">
      <style:text-properties fo:color="#0000ff" loext:opacity="100%"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748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P2 </text:span><text:span text:style-name="T3">– Python y GIT</text:span></text:p>
      <text:p text:style-name="P4"/>
      <text:p text:style-name="P22"/>
      <text:p text:style-name="P5"/>
      <text:p text:style-name="P12">TP de investigación</text:p>
      <text:p text:style-name="P12">Lamentablemente no hay otra forma de aprender Git que no sea usándolo</text:p>
      <text:p text:style-name="P12">Te propongo ver los siguientes videos</text:p>
      <text:p text:style-name="P12">Tutorial de Git</text:p>
      <text:p text:style-name="P5"/>
      <text:p text:style-name="P2"><text:a xlink:type="simple" xlink:href="https://www.youtube.com/playlist?list=PLTd5ehIj0goMCnj6V5NdzSIHBgrIXckGU" text:style-name="Internet_20_link" text:visited-style-name="Visited_20_Internet_20_Link"><text:span text:style-name="T5">https://www.youtube.com/playlist?list=PLTd5ehIj0goMCnj6V5NdzSIHBgrIXckGU</text:span></text:a></text:p>
      <text:p text:style-name="P5"/>
      <text:p text:style-name="P2"><text:span text:style-name="T4">Instala en tu pc <text:s/>GIT desde </text:span><text:a xlink:type="simple" xlink:href="https://git-scm.com/" text:style-name="Internet_20_link" text:visited-style-name="Visited_20_Internet_20_Link"><text:span text:style-name="T5">https://git-scm.com</text:span></text:a></text:p>
      <text:p text:style-name="P2"><text:span text:style-name="T4"><text:tab/>y ve a </text:span><text:a xlink:type="simple" xlink:href="https://git-scm.com/downloads" text:style-name="Internet_20_link" text:visited-style-name="Visited_20_Internet_20_Link"><text:span text:style-name="T5">downloads</text:span></text:a><text:span text:style-name="T4"> (</text:span><text:a xlink:type="simple" xlink:href="https://git-scm.com/downloads" text:style-name="Internet_20_link" text:visited-style-name="Visited_20_Internet_20_Link"><text:span text:style-name="T5">https://git-scm.com/downloads</text:span></text:a><text:span text:style-name="T4">)</text:span></text:p>
      <text:p text:style-name="P5"/>
      <text:p text:style-name="P13">Abre una cuenta en un repositorio</text:p>
      <text:p text:style-name="P2"><text:span text:style-name="T6"><text:tab/>GitLab(Opensource - </text:span><text:a xlink:type="simple" xlink:href="https://about.gitlab.com/" text:style-name="Internet_20_link" text:visited-style-name="Visited_20_Internet_20_Link"><text:span text:style-name="T7">https://about.gitlab.com/</text:span></text:a><text:span text:style-name="T6">) o GitHub (Microsoft - </text:span><text:a xlink:type="simple" xlink:href="https://github.com/" text:style-name="Internet_20_link" text:visited-style-name="Visited_20_Internet_20_Link"><text:span text:style-name="T7">https://github.com/</text:span></text:a><text:span text:style-name="T6">).</text:span></text:p>
      <text:p text:style-name="P13">Dentro genera un proyecto /trabajos_practicos/</text:p>
      <text:p text:style-name="P5"/>
      <text:p text:style-name="P13">Volvamos a tu PC</text:p>
      <text:p text:style-name="P13">Haz una carpeta trabajos_practicos en tu disco local o servidor local .</text:p>
      <text:p text:style-name="P13">Coloca solo este archivo alli (Ahora, antes de modificarlo).</text:p>
      <text:p text:style-name="P13">Inicializa git init</text:p>
      <text:p text:style-name="P13">coloca tus datos.</text:p>
      <text:p text:style-name="P13">Agrega este archivo.- git.add</text:p>
      <text:p text:style-name="P13">Haz un commit con tu nombre como comentario.</text:p>
      <text:p text:style-name="P13">Haz un push a tu servidor. Con el archivo antes de modificarlo.</text:p>
      <text:p text:style-name="P22"/>
      <text:p text:style-name="P13">Modifica este archivo con lo que se te pide debajo.</text:p>
      <text:p text:style-name="P5"/>
      <text:list xml:id="list1493012895" text:style-name="L1">
        <text:list-item>
          <text:p text:style-name="P25">¿Que es git?</text:p>
        </text:list-item>
      </text:list>
      <text:p text:style-name="P5"/>
      <text:p text:style-name="P2"><text:span text:style-name="T9">Es un sistema de control de versiones, que gestiona los diversos cambios que se realizan sobre los elementos de algún producto o una configuración del mismo.</text:span><text:span text:style-name="T6"> </text:span></text:p>
      <text:p text:style-name="P5"/>
      <text:p text:style-name="P20">Git nos permite mantener un registro y control de cada cambio que hacemos, y poder regresar a cualquier version en el pasado.</text:p>
      <text:p text:style-name="P5"/>
      <text:p text:style-name="P20">Para su uso el desarrollador instala en su computadora Git, y luego su uso se basa en una lista de <text:soft-page-break/>comandos que nos permiten gestionar nuestros archivos de forma local mientras vamos trabajando, luego podemos conectarnos a nuestras cuentas con repositorios en la nube, e <text:s/>subiendo y modificando nuestros versiones de codigo.</text:p>
      <text:p text:style-name="P20"/>
      <text:p text:style-name="P20">Aca en este grafico vemos un ejemplo del uso de Git:</text:p>
      <text:p text:style-name="P20"/>
      <text:p text:style-name="P5"/>
      <text:p text:style-name="P1"><draw:frame draw:style-name="fr1" draw:name="1" text:anchor-type="as-char" svg:width="15.24cm" style:rel-width="scale" svg:height="12.435cm" style:rel-height="scale" draw:z-index="0"><draw:object-ole xlink:href="./OleObj1" xlink:type="simple" xlink:show="embed" xlink:actuate="onLoad"/><draw:image xlink:href="./ObjectReplacements/OleObj1" xlink:type="simple" xlink:show="embed" xlink:actuate="onLoad"/></draw:frame></text:p>
      <text:p text:style-name="P6"/>
      <text:p text:style-name="P5"/>
      <text:p text:style-name="P8"/>
      <text:list xml:id="list4141618386" text:style-name="L2">
        <text:list-item>
          <text:p text:style-name="P26">¿Que es github?</text:p>
        </text:list-item>
      </text:list>
      <text:p text:style-name="P13"/>
      <text:p text:style-name="P13">GitHub es un sistema de gestión de proyectos y control de versiones de código, utilizando el sistema de control de versiones Git,y tambien funciona como una plataforma de red social diseñada para desarrolladores, donde puedes relacionarte y y socializar con personas, puedes seguir a las personas y ver que hacen o con quien se conectan, y compartir proyectos afines. </text:p>
      <text:p text:style-name="P13">Github permite hacer tareas en equipo con otras personas del mundo, planificar poryectos y realizar seguimientos online., es uno de los repositorios online mas grande del mundo y de mayor uso.</text:p>
      <text:p text:style-name="P13">GitHub es una excelente plataforma que cambia la forma en que trabajan los desarrolladores. Sin embargo, todo aquel que quiera administrar su proyecto de manera eficiente y trabajar en <text:soft-page-break/>colaboración también puede usar GitHub.</text:p>
      <text:p text:style-name="P13"/>
      <text:p text:style-name="P9"/>
      <text:list xml:id="list3765724124" text:style-name="L3">
        <text:list-item>
          <text:p text:style-name="P27">¿Que es gitlab?</text:p>
        </text:list-item>
      </text:list>
      <text:p text:style-name="P5"/>
      <text:p text:style-name="P2"><text:span text:style-name="T6">Es un servicio web de codigo abierto, para el control de versiones basado en git, el gestor también permite un servicio de alojamiento de wikis o paginas web </text:span><text:span text:style-name="T13">cuyos contenidos pueden ser editados por múltiples usuarios a través de cualquier navegador.</text:span><text:span text:style-name="T8"> </text:span></text:p>
      <text:p text:style-name="P10"/>
      <text:p text:style-name="P5"/>
      <text:list xml:id="list1116869752" text:style-name="L4">
        <text:list-item>
          <text:p text:style-name="P33">Diferencias</text:p>
        </text:list-item>
      </text:list>
      <text:p text:style-name="P15"/>
      <text:p text:style-name="P13">GitLab te permite controlar el flujo completo de desarrollo desde una sola herramienta a diferencia de GitHub, aprende a utilizarla desde la planificación del proyecto, el manejo de tu código fuente utilizando Git, hasta la implementación de prácticas de DevOps como CI/CD, monitoreo y seguridad. Domina GitLab y acelera el flujo de desarrollo de tu empresa o negocio.</text:p>
      <text:p text:style-name="P13"/>
      <text:p text:style-name="P13">Los proyectos de GitHub se pueden hacer públicos y cada código compartido públicamente está abierto para todos. También puedes tener proyectos privados, pero solo se permiten 3 colaboradores en el plan gratuito.</text:p>
      <text:p text:style-name="P13"/>
      <text:p text:style-name="P13">Los repositorios públicos en GitHub se utilizan a menudo para compartir software de código abierto. Además del repositorio de código básico, GitHub se puede utilizar para seguimiento de problemas, documentación y wikis.</text:p>
      <text:p text:style-name="P13"/>
      <text:p text:style-name="P13">Con GitLab puede establecer y modificar los permisos de las personas según su función. En GitHub, puede decidir si alguien obtiene acceso de lectura o escritura a un repositorio.</text:p>
      <text:p text:style-name="P13"/>
      <text:p text:style-name="P13">Con GitLab puede proporcionar acceso al rastreador de problemas (por ejemplo) sin dar permiso al código fuente. Obviamente, esto es excelente para equipos y empresas más grandes con colaboradores basados ​​en roles.</text:p>
      <text:p text:style-name="P15"/>
      <text:p text:style-name="P13">GitLab ofrece documentación detallada sobre cómo importar sus datos de otros proveedores, como GitHub, Bitbucket, a GitLab.</text:p>
      <text:p text:style-name="P13"/>
      <text:p text:style-name="P13">GitHub, por otro lado, no ofrece documentación tan detallada para los repositorios de git más comunes. Sin embargo, GitHub ofrece usar GitHub Importer si tiene su código fuente en Subversion, Mercurial, TFS y otros.</text:p>
      <text:p text:style-name="P13"/>
      <text:p text:style-name="P13">Además, cuando se trata de exportar datos, GitLab parece hacer un trabajo bastante sólido, <text:soft-page-break/>ofreciéndole la capacidad de exportar sus proyectos, incluidos los siguientes datos:</text:p>
      <text:p text:style-name="P13"/>
      <text:p text:style-name="P13">-Repositorios de wiki y proyectos</text:p>
      <text:p text:style-name="P13">-Cargas de proyectos</text:p>
      <text:p text:style-name="P13">-La configuración, incluidos webhooks y servicios</text:p>
      <text:p text:style-name="P13">-Problemas con comentarios, solicitudes de fusión con diferencias y comentarios, -etiquetas, hitos, fragmentos y otras entidades del proyecto</text:p>
      <text:p text:style-name="P13"/>
      <text:p text:style-name="P13">GitHub, por otro lado, parece ser más restrictivo cuando se trata de exportar características de repositorios de GitHub existentes.</text:p>
      <text:p text:style-name="P13"/>
      <text:p text:style-name="P13">Tanto GitLab como GitHub ofrecen una amplia gama de integraciones de terceros. La integración de su sistema de control de versiones con otras aplicaciones enriquece sus flujos de trabajo y puede aumentar la productividad de sus desarrolladores y no desarrolladores.</text:p>
      <text:p text:style-name="P13"/>
      <text:p text:style-name="P13">GitHub se posicionó entre su comunidad de desarrolladores. Y su popularidad se debe principalmente a la comunidad de GitHub altamente activa de millones de desarrolladores. Puede discutir problemas y tal vez aprender algunos trucos no oficiales pero increíbles allí. Por otro lado, GitLab llevó a cabo algunas actividades excelentes, como organizar eventos comunitarios y conectar contribuyentes de código abierto.</text:p>
      <text:p text:style-name="P9"/>
      <text:list xml:id="list821004292" text:style-name="L5">
        <text:list-item>
          <text:p text:style-name="P28">¿Como se usa y cual es su propósito general?</text:p>
        </text:list-item>
      </text:list>
      <text:p text:style-name="P15"/>
      <text:p text:style-name="P13">Git nos permite hacer las siguientes funcionabilidades a la hora de crear un proyecto, y su proposito general es ir generando nuevas versiones de tus archivos fuentes para asi poder tener distintos respaldos y acceder cada vez que quieras, tambien permite un mejor flujo de trabajo en equipo al tener distintas herramientas de colaboración en grupo que permiten trabajar en un mismo proyecto a varias personas sin modificar el trabajo del otro, y luego al final realizar un archivo master que contiene el trabajo final en equipo.</text:p>
      <text:p text:style-name="P15"/>
      <text:p text:style-name="P13">Distintos programadores pueden estar editando el mismo archivo, o versiones distintas del mismo archivo, y todos los cambios serán reflejados en el documento final.</text:p>
      <text:p text:style-name="P13"/>
      <text:p text:style-name="P13">Reduce considerablemente los tiempos de deploy (despliegue) de un proyecto, al subir solamente los cambios (no los archivos cambiados, sólo los cambios!), que en Git se conoce como "diff": las diferencias entre la versión local (la que estás trabajando) y la "master" que está en el servidor central.</text:p>
      <text:p text:style-name="P13"/>
      <text:p text:style-name="P13">Permite regresar a versiones anteriores de forma sencilla y muy rápida. En caso de haber realizado cambios negativos en un proyecto en producción, volver a la última versión estable es un simple comando, que retrocede a su estado previo todos los cambios realizados en la última <text:soft-page-break/>modificación. Esto puede hacerse hacia cualquier versión del proyecto, sin importar la cantidad o calidad de los cambios posteriores.</text:p>
      <text:p text:style-name="P13"/>
      <text:p text:style-name="P13"><text:s/>Las "branches" o ramas, permiten trabajar con una base de código paralela al proyecto en sí, donde podemos corregir bugs o desarrollar nuevas características para el producto sin afectar el "master", pero manteniendo todas las ventajas de usar un sistema de control de versiones. Una vez que estamos contentos con nuestro "branch", podemos combinarlo con el "master" o, en lenguaje Git, hacer un "merge".</text:p>
      <text:p text:style-name="P13"/>
      <text:p text:style-name="P13">Empezar a trabajar desde otro entorno es tan fácil como "clonar" el proyecto a tu nuevo entorno, trabajar sobre los archivos que se quieran, y subir los cambios al "master" o a una "branch".</text:p>
      <text:p text:style-name="P13"/>
      <text:p text:style-name="P13">En conclusion, con git puedes mejorar tu control de versiones, compartirla, y organizar proyectos en equipo de forma organizada, con solo instalarlo en tu sistema operativo y estudiar la documentacion y aprender los diferentes comandos que tiene git, en pocas horas ya estas listo para comenzar a usarlo para tus proyectos e incluso luego poder compartirlo en repositorios online publicos o privados.</text:p>
      <text:p text:style-name="P15"/>
      <text:p text:style-name="P9"/>
      <text:list xml:id="list3150050375" text:style-name="L6">
        <text:list-item>
          <text:p text:style-name="P29">¿Quienes pueden usar sus datos? </text:p>
        </text:list-item>
      </text:list>
      <text:p text:style-name="P16"/>
      <text:p text:style-name="P17">Si el repositorio es publico el codigo pueden verlo y descargarlo libremente, y para modificar los archivos git te permite armar colaboradores en privado que tienen distintos accesos para modificar, y leer codigo.</text:p>
      <text:p text:style-name="P7"/>
      <text:list xml:id="list1039266023" text:style-name="L7">
        <text:list-item>
          <text:p text:style-name="P30">¿Que proyectos colocarias en github y cuales en gitlab?¿Porque?</text:p>
        </text:list-item>
      </text:list>
      <text:p text:style-name="P16">En gitlab</text:p>
      <text:p text:style-name="P15"/>
      <text:p text:style-name="P13"/>
      <text:p text:style-name="P13">Si está trabajando en un proyecto más grande en colaboración con numerosos desarrolladores, GitHub puede ser la mejor opción. Por otro lado, si el proyecto requiere una integración continua, entonces GitLab puede ser la mejor opcion.</text:p>
      <text:p text:style-name="P13">Hoy en dia github es un repositorio privado comprado por microsoft y no te permite tener repositorios privados con mas de 3 dessarrolladores colaborando, en cambio gitlab es opensource y te permite hacer repositorios privados con muchos mas colaboradores.</text:p>
      <text:p text:style-name="P5"/>
      <text:p text:style-name="P5"/>
      <text:list xml:id="list3548272143" text:style-name="L8">
        <text:list-item>
          <text:p text:style-name="P31">¿Cuales son sus principales comandos?¿ como se usan?</text:p>
        </text:list-item>
      </text:list>
      <text:p text:style-name="P5"/>
      <text:p text:style-name="P2"><text:span text:style-name="T10">Iniciar un repositorio vacío en una carpeta específica.</text:span><text:span text:style-name="T6"> </text:span></text:p>
      <text:p text:style-name="P2"><text:soft-page-break/><text:span text:style-name="T9">$ git init</text:span><text:span text:style-name="T6"> </text:span></text:p>
      <text:p text:style-name="P5"/>
      <text:p text:style-name="P2"><text:span text:style-name="T10">Clonar un repositorio remoto a la carpeta local</text:span><text:span text:style-name="T6"> </text:span></text:p>
      <text:p text:style-name="P2"><text:span text:style-name="T9">$ git clone </text:span><text:a xlink:type="simple" xlink:href="https://github.com/YOUR-USERNAME/YOUR-REPOSITORY" text:style-name="Internet_20_link" text:visited-style-name="Visited_20_Internet_20_Link"><text:span text:style-name="T11">https://github.com/</text:span></text:a><text:a xlink:type="simple" xlink:href="https://github.com/YOUR-USERNAME/YOUR-REPOSITORY" text:style-name="Internet_20_link" text:visited-style-name="Visited_20_Internet_20_Link"><text:span text:style-name="T12">YOUR-USERNAME</text:span></text:a><text:a xlink:type="simple" xlink:href="https://github.com/YOUR-USERNAME/YOUR-REPOSITORY" text:style-name="Internet_20_link" text:visited-style-name="Visited_20_Internet_20_Link"><text:span text:style-name="T11">/</text:span></text:a><text:a xlink:type="simple" xlink:href="https://github.com/YOUR-USERNAME/YOUR-REPOSITORY" text:style-name="Internet_20_link" text:visited-style-name="Visited_20_Internet_20_Link"><text:span text:style-name="T12">YOUR-REPOSITORY</text:span></text:a><text:span text:style-name="T6"> </text:span></text:p>
      <text:p text:style-name="P5"/>
      <text:p text:style-name="P2"><text:span text:style-name="T10">Verificar a donde esta apuntando el remoto</text:span><text:span text:style-name="T6"> </text:span></text:p>
      <text:p text:style-name="P2"><text:span text:style-name="T9">git remote -v</text:span><text:span text:style-name="T6"> </text:span></text:p>
      <text:p text:style-name="P13"/>
      <text:p text:style-name="P2"><text:span text:style-name="T10">Añadir los cambios al repositorio local</text:span><text:span text:style-name="T9"> </text:span></text:p>
      <text:p text:style-name="P20">git add “nombre_de_archivo” </text:p>
      <text:p text:style-name="P20">git add -A </text:p>
      <text:p text:style-name="P5"/>
      <text:p text:style-name="P2"><text:span text:style-name="T10">Agregar un repositorio remoto</text:span><text:span text:style-name="T6"> </text:span></text:p>
      <text:p text:style-name="P2"><text:span text:style-name="T9">$ git remote add origin &lt;URL-del-repositorio&gt;</text:span><text:span text:style-name="T6"> </text:span></text:p>
      <text:p text:style-name="P2"><text:span text:style-name="T9">$ git remote set-url origin </text:span><text:a xlink:type="simple" xlink:href="https://github.com/USERNAME/REPOSITORY.git" text:style-name="Internet_20_link" text:visited-style-name="Visited_20_Internet_20_Link"><text:span text:style-name="T11">https://github.com/</text:span></text:a><text:a xlink:type="simple" xlink:href="https://github.com/USERNAME/REPOSITORY.git" text:style-name="Internet_20_link" text:visited-style-name="Visited_20_Internet_20_Link"><text:span text:style-name="T12">USERNAME</text:span></text:a><text:a xlink:type="simple" xlink:href="https://github.com/USERNAME/REPOSITORY.git" text:style-name="Internet_20_link" text:visited-style-name="Visited_20_Internet_20_Link"><text:span text:style-name="T11">/</text:span></text:a><text:a xlink:type="simple" xlink:href="https://github.com/USERNAME/REPOSITORY.git" text:style-name="Internet_20_link" text:visited-style-name="Visited_20_Internet_20_Link"><text:span text:style-name="T12">REPOSITORY</text:span></text:a><text:a xlink:type="simple" xlink:href="https://github.com/USERNAME/REPOSITORY.git" text:style-name="Internet_20_link" text:visited-style-name="Visited_20_Internet_20_Link"><text:span text:style-name="T11">.git</text:span></text:a><text:span text:style-name="T6"> </text:span></text:p>
      <text:p text:style-name="P5"/>
      <text:p text:style-name="P2"><text:span text:style-name="T10">Actualizar el repositorio local con los cambios hechos en el remoto:</text:span><text:span text:style-name="T6"> </text:span></text:p>
      <text:p text:style-name="P2"><text:span text:style-name="T9">git pull origin &lt;nombre-rama&gt;</text:span><text:span text:style-name="T6"> </text:span></text:p>
      <text:p text:style-name="P13">git push origin master</text:p>
      <text:p text:style-name="P5"/>
      <text:p text:style-name="P2"><text:span text:style-name="T10">Estado de GIT de la carpeta donde se trabaja</text:span><text:span text:style-name="T6"> </text:span></text:p>
      <text:p text:style-name="P20">git status </text:p>
      <text:p text:style-name="P5"/>
      <text:p text:style-name="P2"><text:span text:style-name="T10">Confirmar los cambios realizados.</text:span><text:span text:style-name="T9"> </text:span></text:p>
      <text:p text:style-name="P20">git commit ""–m “mensaje” </text:p>
      <text:p text:style-name="P5"/>
      <text:p text:style-name="P2"><text:span text:style-name="T10">Revertir el commit identificado por “hash_commit”</text:span><text:span text:style-name="T9"> </text:span></text:p>
      <text:p text:style-name="P2"><text:span text:style-name="T9">git revert “hash_commit</text:span><text:span text:style-name="T10">"</text:span><text:span text:style-name="T9"> </text:span></text:p>
      <text:p text:style-name="P5"/>
      <text:p text:style-name="P2"><text:span text:style-name="T10">Agregar los cambios al repositorio remoto</text:span><text:span text:style-name="T6"> </text:span></text:p>
      <text:p text:style-name="P2"><text:span text:style-name="T9">git push origin &lt;nombre-rama&gt;</text:span><text:span text:style-name="T6"> </text:span></text:p>
      <text:p text:style-name="P13"/>
      <text:p text:style-name="P15">Muestra la diferencia entre lo que está añadido (staged) y aquello que ha sido modificado pero no añadido. Muestra la diferencia línea por línea.</text:p>
      <text:p text:style-name="P20">git diff</text:p>
      <text:p text:style-name="P20"/>
      <text:p text:style-name="P21">Deshace cambios y commits. Resetea el HEAD (último commit de la rama actual) al estado especificado.</text:p>
      <text:p text:style-name="P20">git reset [&lt;commit&gt;] [--] &lt;files&gt;</text:p>
      <text:p text:style-name="P21"/>
      <text:p text:style-name="P21"><text:soft-page-break/><text:s/>Guarda los cambios que no están listos para hacerles commit y que así puedas volver a ellos mientras trabajas en otra cosa. Este comando funciona con una pila de cambios.</text:p>
      <text:p text:style-name="P5">git stash </text:p>
      <text:p text:style-name="P11"/>
      <text:p text:style-name="P11">Lista, crea y administra contextos de trabajo llamados ramas.</text:p>
      <text:p text:style-name="P10">git branch <text:s text:c="2"/>lista tus ramas disponibles</text:p>
      <text:p text:style-name="P10">crea una nueva rama.</text:p>
      <text:p text:style-name="P10">git branch -v <text:s text:c="2"/>ver el último commit de todas las ramas disponibles.</text:p>
      <text:p text:style-name="P10">git push &lt;remote-name&gt; :&lt;branchname&gt; <text:s text:c="2"/>borrar una rama remota. Necesitamos el push para este caso.</text:p>
      <text:p text:style-name="P10"/>
      <text:p text:style-name="P11">Mezcla una rama con la rama actual. Si causas un conflicto, GitHub inserta marcas en los archivos mostrando, muy parecido a Subversion, qué partes son las conflictivas para que las soluciones.</text:p>
      <text:p text:style-name="P10">git merge &lt;branch&gt;</text:p>
      <text:p text:style-name="P11"/>
      <text:p text:style-name="P11">Etiqueta un punto en el historial o commit como importante. Te permite hacer referencia más fácilmente a ese punto luego, en lugar de usar el identificador del commit. Se suele etiquetar con el número de versión.</text:p>
      <text:p text:style-name="P10">git tag -a "&lt;tag&gt;"</text:p>
      <text:p text:style-name="P5"/>
      <text:p text:style-name="P11">Descarga ramas y toda nueva información de un repositorio remoto. Extrae la información remota.</text:p>
      <text:p text:style-name="P10">git fetch [&lt;alias&gt;] </text:p>
      <text:p text:style-name="P5"/>
      <text:p text:style-name="P13">Guarda este archivo con los datos que agregaste.</text:p>
      <text:p text:style-name="P13">Actualiza este archivo.</text:p>
      <text:p text:style-name="P13">Haz un commit con tu nombre como comentario.</text:p>
      <text:p text:style-name="P13">Haz un push a tu servidor. Con el archivo ya modificarlo.</text:p>
      <text:p text:style-name="P13">Renombra este archivo.</text:p>
      <text:p text:style-name="P13">Haz un pull y merge donde bajaras el archivo con el nombre viejo.</text:p>
      <text:p text:style-name="P22"/>
      <text:p text:style-name="P13">Elijan un proyecto en github o gitlab entre los alumnos.</text:p>
      <text:p text:style-name="P13">Suban todos su aporte a ese proyecto y bajen el de los demas, asi pueden tener en local el trabajo de todos.</text:p>
      <text:p text:style-name="P13">Editen un archivo con las mejores datos de todos los tp.</text:p>
      <text:p text:style-name="P13">Subanlo y hagan un pull request.</text:p>
      <text:p text:style-name="P13">Borren sus aportes personales en lo local y en sus proyectos y actualícelo con el archivo generado y mejorado por todo el grupo.</text:p>
      <text:p text:style-name="P22"/>
      <text:list xml:id="list4158808873" text:style-name="L9">
        <text:list-item>
          <text:p text:style-name="P32"><text:soft-page-break/>¿Que utilidad encontrás git?</text:p>
        </text:list-item>
      </text:list>
      <text:p text:style-name="P13"/>
      <text:p text:style-name="P15"/>
      <text:p text:style-name="P15">Git ventajas</text:p>
      <text:p text:style-name="P13"/>
      <text:p text:style-name="P13">-Sistema distribuido, sin un punto central de fallo, que permite el trabajo incluso sin conexión.</text:p>
      <text:p text:style-name="P13">-Superrápido y ligero, optimizado para hacer operaciones de control muy rápidas.</text:p>
      <text:p text:style-name="P13">Crear ramas y mezclarlas es rápido y poco propenso a problemas, al contrario que en otros sistemas tradicionales.</text:p>
      <text:p text:style-name="P14">-La integridad de la información está asegurada gracias a su modelo de almacenamiento, que permite predecir este t</text:p>
      <text:p text:style-name="P14">ipo de problemas. En sistemas tradicionales este era un problema grave.</text:p>
      <text:p text:style-name="P13">-El concepto de área de preparación o staging permite versionar los cambios como nos convenga, no todo o nada.</text:p>
      <text:p text:style-name="P13">-¡Es gratis! y de código abierto.</text:p>
      <text:p text:style-name="P13"/>
      <text:p text:style-name="P13"/>
      <text:p text:style-name="P15">Git Desventajas</text:p>
      <text:p text:style-name="P13"/>
      <text:p text:style-name="P13">-Es más complejo que los sistemas centralizados tradicionales porque entran en juego más repositorios, más operaciones y más posibilidades para trabajar en equipo, que hay que decidir.</text:p>
      <text:p text:style-name="P13">-La curva de aprendizaje es empinada. Lo básico lo aprendes enseguida, pero la realidad te demuestra que no es suficiente. La documentación es tan compleja que muchas veces no resulta de ayuda.</text:p>
      <text:p text:style-name="P13">-Los comandos y algunos conceptos que usa pueden llegar a ser confusos, al igual que algunos mensajes que muestra.</text:p>
      <text:p text:style-name="P13">-Por defecto, se lleva mal con archivos binarios muy grandes, como vídeos o documentos gráficos muy pesados. Por suerte existen soluciones para ello (Git LFS).</text:p>
      <text:p text:style-name="P13"/>
      <text:p text:style-name="P13"/>
      <text:list xml:id="list3840079112" text:style-name="L10">
        <text:list-item>
          <text:p text:style-name="P34">¿Que ventajas y desventajas tiene usar git como sistema de seguridad?</text:p>
        </text:list-item>
      </text:list>
      <text:p text:style-name="P13"/>
      <text:p text:style-name="P13">Git no es seguro y <text:s/>se puede tener distintas amenzas informaticas como por ejemplo:</text:p>
      <text:p text:style-name="P13"/>
      <text:p text:style-name="P13">-Un ataque externo (por ejemplo, un hack).</text:p>
      <text:p text:style-name="P13">-Una amenaza interna (por ejemplo, descuido del desarrollador).</text:p>
      <text:p text:style-name="P13"/>
      <text:p text:style-name="P13">No existen medidas de autenticación o verificación. Solo puedes controlar Git con acceso al servidor. Y los desarrolladores pueden reescribir fácilmente su historial de cambios. Dado que se distribuye Git, todos terminan con una copia del repositorio en su computadora portátil. Y pueden hacer lo que quieran con él.</text:p>
      <text:p text:style-name="P13"><text:soft-page-break/></text:p>
      <text:p text:style-name="P13">Como ventajas te permite trabajar completamente desconectado del servidor y hacer cuantos commits quieras en puntos medios estables sin afectar el código del servidor hasta que haces push.</text:p>
      <text:p text:style-name="P13"/>
      <text:p text:style-name="P13">Buenas practicas del uso de git:</text:p>
      <text:p text:style-name="P13"/>
      <text:p text:style-name="P13">1. Nunca almacene credenciales como código / configuración en GitHub.</text:p>
      <text:p text:style-name="P13">2. Elimina los datos confidenciales de tus archivos y el historial de GitHub</text:p>
      <text:p text:style-name="P13">3. Controlar estrictamente el acceso</text:p>
      <text:p text:style-name="P13">4. Agregue un archivo SECURITY.md</text:p>
      <text:p text:style-name="P13">5. Valide sus aplicaciones de GitHub con cuidado</text:p>
      <text:p text:style-name="P13">6. Agregar pruebas de seguridad a los RP</text:p>
      <text:p text:style-name="P13">7. Utilice la oferta de GitHub adecuada para sus necesidades de seguridad</text:p>
      <text:p text:style-name="P13">8. Rote las claves SSH y los tokens de acceso personal</text:p>
      <text:p text:style-name="P13">9. Cree nuevos proyectos teniendo en cuenta la seguridad</text:p>
      <text:p text:style-name="P13">10. Audite cualquier código que importe a GitHub</text:p>
      <text:p text:style-name="P15"/>
      <text:list xml:id="list1221933209" text:style-name="L11">
        <text:list-item>
          <text:p text:style-name="P35">¿Que ventajas y desventajas tiene usar git como sistema de trabajo en grupo?</text:p>
        </text:list-item>
      </text:list>
      <text:p text:style-name="P13"/>
      <text:p text:style-name="P13">GIT es un sistema que nos permite gestionar las distintas versiones, etapas, ramas y estados de un proyecto en un grupo de trabajo mediante un repositorio centralizado en la nube. Su uso, en principio, es muy sencillo. Uno realiza un cambio en un archivo, lo guarda en un commit y lo sube al repositorio oncloud mediante un push. Pero solo puedo hacer tal push si tengo la última versión de todo el proyecto, es decir, que haya hecho un fetch y un pull de los cambios que otros hayan hecho, dejándole al sistema la responsabilidad de hacer la mezcla automática de todos los cambios hechos por los distintos miembros del equipo.</text:p>
      <text:p text:style-name="P13"/>
      <text:p text:style-name="P13">Si hay un caso que el sistema no pueda determinar automáticamente cuál versión dejar, por ejemplo, que se haya modificado exactamente la misma línea por dos personas en paralelo, surge lo que se denomina un “conflicto” y será un humano quien realice una mezcla manual y determine lo que se mantiene y lo que sobrescribe o elimina.</text:p>
      <text:p text:style-name="P13"/>
      <text:p text:style-name="P13">Si bien la lógica que planeta es sencilla, requiere establecer un flujo de trabajo ordenado que permita tomar decisiones prácticamente sin error. Para ello se hace el uso de ramas de desarrollo donde se pueden trabajar las modificaciones de un proyecto sin afectar a la rama principal o master, que vendría a ser la versión estable final disponible a los usuarios.</text:p>
      <text:p text:style-name="P15"/>
      <text:p text:style-name="P13">Por otra parte, al estar todo centralizado en un repositorio en la nube, permite que cualquier miembro del equipo, nuevo o antiguo, pueda tener una copia de todo el código, su historial y sus distintas ramas en cosa de minutos. Esta misma capacidad es usada para hacer lo que se <text:soft-page-break/>denomina el deploy de un sitio a su ambiente productivo en muy poco tiempo y, en la etapa de mantención, de las sucesivas modificaciones que se irán realizando, independiente de cuándo el cliente solicitó el cambio, de cuando aprobó su paso a producción y de si entre medio solicitó o aprobó otras modificaciones.</text:p>
      <text:p text:style-name="P13"/>
      <text:p text:style-name="P13">Nota: Ten en cuenta el espacio en disco</text:p>
      <text:p text:style-name="P13"/>
      <text:p text:style-name="P13"/>
      <text:p text:style-name="P13"/>
      <text:p text:style-name="P13"/>
      <text:p text:style-name="P13"/>
      <text:p text:style-name="P5"/>
      <text:p text:style-name="P2"><text:span text:style-name="T6">Para finalizar invitame a ver tu trabajo mandándolo a </text:span><text:a xlink:type="simple" xlink:href="mailto:cursos.agt@gmail.com" text:style-name="Internet_20_link" text:visited-style-name="Visited_20_Internet_20_Link"><text:span text:style-name="T14">cursos.agt@gmail.com</text:span></text:a><text:span text:style-name="T4"> </text:span><text:span text:style-name="T6">o  </text:span><text:a xlink:type="simple" xlink:href="https://github.com/CursosAGT" text:style-name="Internet_20_link" text:visited-style-name="Visited_20_Internet_20_Link"><text:span text:style-name="T15">https://github.com/CursosAGT</text:span></text:a></text:p>
      <text:p text:style-name="P22"/>
      <text:p text:style-name="P22"/>
      <text:p text:style-name="P18">saludos</text:p>
      <text:p text:style-name="P23"/>
      <text:p text:style-name="P24">-- </text:p>
      <text:p text:style-name="P3"><text:span text:style-name="T4"><text:s/></text:span><text:span text:style-name="T2">Atte.</text:span></text:p>
      <text:p text:style-name="P19">García T, Ariel H</text:p>
      <text:p text:style-name="P19">Socio Gerente - Presidente </text:p>
      <text:p text:style-name="P19">Mithril S.R.L.&amp;</text:p>
      <text:p text:style-name="P19">Trading New Technologies SA <text:s/></text:p>
      <text:p text:style-name="P19">Laprida 3460 - V.Martelli - Prov. de Bs.As.</text:p>
      <text:p text:style-name="P19">+54+11 4137 -6776 (rot + fax)</text:p>
      <text:p text:style-name="P19">"Hay 10 tipos de personas, las que piensan en binario y las que no"</text:p>
      <text:p text:style-name="P6"/>
      <text:p text:style-name="P3"><text:span text:style-name="T2">Este mensaje y sus adjuntos son para uso exclusivo del usuario de la dirección de correo electrónico a quien esta dirigido y podrían contener información confidencial. Si usted hubiese recibido por error este mensaje, por favor informe de tal situación inmediatamente a </text:span><text:a xlink:type="simple" xlink:href="mailto:admin@tnt-lab.com.ar" text:style-name="Internet_20_link" text:visited-style-name="Visited_20_Internet_20_Link"><text:span text:style-name="T16">admin@tnt-lab.com.ar</text:span></text:a><text:span text:style-name="T2"> y elimínelo de su sistema. No lo copie, reproduzca, distribuya ni revele su contenido.No se garantiza la seguridad o la exactitud de las comunicaciones por Internet debido a que la información podría ser interceptada, modificada, perdida, llegar tarde o contener virus. El emisor, por lo tanto, no acepta responsabilidad por errores u omisiones en el texto de este mensaje que surjan a partir de una transmisión por Internet.</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alibri1" svg:font-family="Calibri"/>
    <style:font-face style:name="Cantarell" svg:font-family="Cantarell"/>
    <style:font-face style:name="Liberation Serif" svg:font-family="'Liberation Serif'"/>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09-30T11:01:03.275000000</dc:date>
    <meta:editing-duration>PT28M55S</meta:editing-duration>
    <meta:editing-cycles>2</meta:editing-cycles>
    <meta:generator>LibreOffice/7.0.1.2$Windows_X86_64 LibreOffice_project/7cbcfc562f6eb6708b5ff7d7397325de9e764452</meta:generator>
    <meta:document-statistic meta:table-count="0" meta:image-count="0" meta:object-count="1" meta:page-count="10" meta:paragraph-count="163" meta:word-count="2751" meta:character-count="17215" meta:non-whitespace-character-count="14589"/>
  </office:meta>
</office:document-meta>
</file>